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PS" fo:font-size="16pt" style:font-size-asian="16pt" style:font-size-complex="16pt"/>
    </style:style>
    <style:style style:name="ce7" style:family="table-cell" style:parent-style-name="Default">
      <style:table-cell-properties fo:background-color="transparent"/>
      <style:text-properties style:font-name="Nimbus Mono PS" fo:font-size="16pt" style:font-size-asian="16pt" style:font-size-complex="16pt"/>
    </style:style>
    <style:style style:name="ce9" style:family="table-cell" style:parent-style-name="Default">
      <style:table-cell-properties fo:background-color="#ffbf00"/>
      <style:text-properties style:font-name="Nimbus Mono PS" fo:font-size="16pt" style:font-size-asian="16pt" style:font-size-complex="16pt"/>
    </style:style>
    <style:style style:name="ce4" style:family="table-cell" style:parent-style-name="Default">
      <style:table-cell-properties fo:background-color="#81d41a"/>
      <style:text-properties style:font-name="Nimbus Mono PS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Pre-choru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Default"/>
          <table:table-cell table:number-columns-repeated="7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7"/>
          <table:table-cell table:style-name="ce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t</text:p>
          </table:table-cell>
          <table:table-cell table:style-name="ce7" office:value-type="string" calcext:value-type="string">
            <text:p>h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,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Pre-chorus</text:p>
          </table:table-cell>
          <table:table-cell table:number-columns-repeated="13"/>
          <table:table-cell office:value-type="string" calcext:value-type="string">
            <text:p>Chorus A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,</text:p>
          </table:table-cell>
          <table:table-cell table:number-columns-repeated="8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990"/>
        </table:table-row>
        <table:table-row table:style-name="ro1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Pre-chorus</text:p>
          </table:table-cell>
          <table:table-cell table:number-columns-repeated="13"/>
          <table:table-cell table:style-name="Default" table:number-columns-repeated="4"/>
          <table:table-cell table:number-columns-repeated="7"/>
          <table:table-cell office:value-type="string" calcext:value-type="string">
            <text:p>Chorus B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style-name="ce7"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c</text:p>
          </table:table-cell>
          <table:table-cell table:number-columns-repeated="20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number-columns-repeated="7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'</text:p>
          </table:table-cell>
          <table:table-cell table:style-name="ce7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9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8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,</text:p>
          </table:table-cell>
          <table:table-cell table:style-name="ce7" table:number-columns-repeated="3"/>
          <table:table-cell table:number-columns-repeated="1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  <table:table-cell table:style-name="ce7" table:number-columns-repeated="4"/>
          <table:table-cell table:number-columns-repeated="1001"/>
        </table:table-row>
        <table:table-row table:style-name="ro1">
          <table:table-cell table:number-columns-repeated="50"/>
          <table:table-cell office:value-type="string" calcext:value-type="string">
            <text:p>Bridge</text:p>
          </table:table-cell>
          <table:table-cell table:number-columns-repeated="973"/>
        </table:table-row>
        <table:table-row table:style-name="ro1">
          <table:table-cell table:number-columns-repeated="51"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955"/>
        </table:table-row>
        <table:table-row table:style-name="ro1">
          <table:table-cell table:number-columns-repeated="51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953"/>
        </table:table-row>
        <table:table-row table:style-name="ro1">
          <table:table-cell table:number-columns-repeated="51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958"/>
        </table:table-row>
        <table:table-row table:style-name="ro1">
          <table:table-cell table:number-columns-repeated="51"/>
          <table:table-cell table:style-name="ce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,</text:p>
          </table:table-cell>
          <table:table-cell table:number-columns-repeated="958"/>
        </table:table-row>
        <table:table-row table:style-name="ro1">
          <table:table-cell table:number-columns-repeated="60"/>
          <table:table-cell table:style-name="ce7" table:number-columns-repeated="2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number-columns-repeated="95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9"/>
          <table:table-cell office:value-type="string" calcext:value-type="string">
            <text:p>Chorus B</text:p>
          </table:table-cell>
          <table:table-cell table:number-columns-repeated="98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number-columns-repeated="978"/>
        </table:table-row>
        <table:table-row table:style-name="ro1">
          <table:table-cell table:number-columns-repeated="40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75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table:number-columns-repeated="40"/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Chorus A</text:p>
          </table:table-cell>
          <table:table-cell table:number-columns-repeated="995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number-columns-repeated="989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990"/>
        </table:table-row>
        <table:table-row table:style-name="ro1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8:01:22.293171707</meta:creation-date>
    <dc:date>2024-04-01T20:42:53.382213112</dc:date>
    <meta:editing-duration>PT6H13M38S</meta:editing-duration>
    <meta:editing-cycles>26</meta:editing-cycles>
    <meta:generator>LibreOffice/7.3.7.2$Linux_X86_64 LibreOffice_project/30$Build-2</meta:generator>
    <meta:document-statistic meta:table-count="1" meta:cell-count="421" meta:object-count="0"/>
  </office:meta>
</office:document-meta>
</file>